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Preformatted_20_Text">
      <style:paragraph-properties fo:margin-top="0cm" fo:margin-bottom="0.499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CakeAdvent-2014: Customizing Bake in CakePHP 3</text:h>
      <text:section text:style-name="Sect1" text:name="reader-header">
        <text:section text:style-name="Sect1" text:name="reader-credits">
          <text:p text:style-name="Text_20_body">by Jose Diaz-Gonzalez</text:p>
        </text:section>
      </text:section>
      <text:section text:style-name="Sect1" text:name="moz-reader-content">
        <text:p text:style-name="Standard"/>
        <text:section text:style-name="Sect1" text:name="readability-page-1">
          <text:p text:style-name="Quotations">Note: There was an error in the sql schema for the comments table from yesterday’s post. If you have the old version, please change it with the following statement in mysql:</text:p>
          <text:p text:style-name="Quotations"><text:span text:style-name="Source_20_Text">ALTER TABLE database_name.comments CHANGE comment_id issue_id INT</text:span></text:p>
          <text:p text:style-name="Quotations">You will also need to regenerate your model classes and clear out the cache:</text:p>
          <text:p text:style-name="Quotations">bin/cake bake model comments –force<text:line-break/>bin/cake bake model issues –force<text:line-break/>bin/cake orm_cache clear</text:p>
          <text:p text:style-name="Quotations">I’ve already corrected yesterdays post, so this change may not be necessary for some users.</text:p>
          <text:p text:style-name="Text_20_body">CakePHP has always had the Bake shell command - you saw it in action <text:a xlink:type="simple" xlink:href="http://josediazgonzalez.com/2014/12/02/designing-a-store-application-in-cakephp/">yesterday</text:a> - but it’s always been a bit difficult to work with. You would need to escape your actual php code, making it difficult to actually think about the contents of the template. Thanks to some excellent work by <text:a xlink:type="simple" xlink:href="http://ad7six.com/">Andy Dawson</text:a>, we now have quite a bit of flexibility in writing bake templates.</text:p>
          <text:p text:style-name="Text_20_body">In CakePHP, we can use Helpers and elements in our bake templates. As well, CakePHP uses ASP-style tags - <text:span text:style-name="Source_20_Text">&lt;%</text:span>, <text:span text:style-name="Source_20_Text">&lt;%=</text:span>, and <text:span text:style-name="Source_20_Text">%&gt;</text:span> - to execute php code. This sounds weird, but here is an example:</text:p>
          <text:p text:style-name="Preformatted_20_Text"><text:span text:style-name="Source_20_Text">&lt;?php</text:span></text:p>
          <text:p text:style-name="Preformatted_20_Text"><text:span text:style-name="Source_20_Text">namespace &amp;lt;%= $namespace %&gt;\View\Helper;</text:span></text:p>
          <text:p text:style-name="Preformatted_20_Text"><text:span text:style-name="Source_20_Text">use Cake\View\Helper;</text:span></text:p>
          <text:p text:style-name="Preformatted_20_Text"><text:span text:style-name="Source_20_Text">use Cake\View\View;</text:span></text:p>
          <text:p text:style-name="Preformatted_20_Text"/>
          <text:p text:style-name="Preformatted_20_Text"><text:span text:style-name="Source_20_Text">class &lt;%= $name %&gt;Helper extends Helper {</text:span></text:p>
          <text:p text:style-name="Preformatted_20_Text"/>
          <text:p text:style-name="Preformatted_20_Text"><text:span text:style-name="Source_20_Text"><text:s text:c="2"/>protected $_defaultConfig = [];</text:span></text:p>
          <text:p text:style-name="Preformatted_20_Text"><text:span text:style-name="Source_20_Text">}</text:span></text:p>
          <text:p text:style-name="P9"><text:span text:style-name="Source_20_Text">?&gt;</text:span></text:p>
          <text:p text:style-name="Text_20_body">Any code in enclosed in <text:span text:style-name="Source_20_Text">&lt;%</text:span> and <text:span text:style-name="Source_20_Text">%&gt;</text:span> is executed by CakePHP - <text:span text:style-name="Source_20_Text">&lt;%=</text:span> can be used to auto-echo variables - while everything else is just normal php. The above template - when baking a <text:span text:style-name="Source_20_Text">PostHelper</text:span>, for instance - turns into the following:</text:p>
          <text:p text:style-name="Preformatted_20_Text"><text:span text:style-name="Source_20_Text">&lt;?php</text:span></text:p>
          <text:p text:style-name="Preformatted_20_Text"><text:span text:style-name="Source_20_Text">namespace App\View\Helper;</text:span></text:p>
          <text:p text:style-name="Preformatted_20_Text"><text:span text:style-name="Source_20_Text">use Cake\View\Helper;</text:span></text:p>
          <text:p text:style-name="Preformatted_20_Text"><text:span text:style-name="Source_20_Text">use Cake\View\View;</text:span></text:p>
          <text:p text:style-name="Preformatted_20_Text"/>
          <text:p text:style-name="Preformatted_20_Text"><text:span text:style-name="Source_20_Text">class PostHelper extends Helper {</text:span></text:p>
          <text:p text:style-name="Preformatted_20_Text"/>
          <text:p text:style-name="Preformatted_20_Text"><text:span text:style-name="Source_20_Text"><text:s text:c="2"/>protected $_defaultConfig = [];</text:span></text:p>
          <text:p text:style-name="Preformatted_20_Text"><text:soft-page-break/><text:span text:style-name="Source_20_Text">}</text:span></text:p>
          <text:p text:style-name="P9"><text:span text:style-name="Source_20_Text">?&gt;</text:span></text:p>
          <text:p text:style-name="Text_20_body">As well, the intermediate template is output to your <text:span text:style-name="Source_20_Text">tmp</text:span> directory, meaning you can use the intermediate files to figure out what PHP code will be executed when we <text:span text:style-name="Emphasis">actually</text:span> generate your files. One last thing is that the new View-based bake allows us to hook events into the actual bake process, which means we can add/edit/remove any data going into the view. Pretty cool.</text:p>
          <text:p text:style-name="Text_20_body">Now lets actually customize our bake templates. We’re going to customize the controller template to only bake the <text:span text:style-name="Source_20_Text">index</text:span>, <text:span text:style-name="Source_20_Text">view</text:span> and <text:span text:style-name="Source_20_Text">add</text:span> for the issues controller, and modify the views such that the <text:span text:style-name="Source_20_Text">view</text:span> will contain a form that people can use to submit comments. To do so, lets attach an event to Bake. Add the following to your <text:span text:style-name="Source_20_Text">app/config/bootstrap_cli.php</text:span>:</text:p>
          <text:p text:style-name="Preformatted_20_Text"><text:span text:style-name="Source_20_Text">&lt;?php</text:span></text:p>
          <text:p text:style-name="Preformatted_20_Text"><text:span text:style-name="Source_20_Text">use Cake\Event\Event;</text:span></text:p>
          <text:p text:style-name="Preformatted_20_Text"><text:span text:style-name="Source_20_Text">use Cake\Event\EventManager;</text:span></text:p>
          <text:p text:style-name="Preformatted_20_Text"><text:span text:style-name="Source_20_Text">use Cake\Utility\Hash;</text:span></text:p>
          <text:p text:style-name="Preformatted_20_Text"><text:span text:style-name="Source_20_Text">EventManager::instance()-&gt;attach(function (Event $event) {</text:span></text:p>
          <text:p text:style-name="Preformatted_20_Text"><text:span text:style-name="Source_20_Text"><text:s text:c="4"/>$view = $event-&gt;subject;</text:span></text:p>
          <text:p text:style-name="Preformatted_20_Text"><text:span text:style-name="Source_20_Text"><text:s text:c="4"/>$name = Hash::get($view-&gt;viewVars, 'name');</text:span></text:p>
          <text:p text:style-name="Preformatted_20_Text"><text:span text:style-name="Source_20_Text"><text:s text:c="4"/>$isController = strpos($event-&gt;data[0], 'Bake/Controller/controller.ctp') !== false;</text:span></text:p>
          <text:p text:style-name="Preformatted_20_Text"><text:span text:style-name="Source_20_Text"><text:s text:c="4"/>if ($isController !== false &amp;&amp; $name == 'Issues') {</text:span></text:p>
          <text:p text:style-name="Preformatted_20_Text"><text:span text:style-name="Source_20_Text"><text:s text:c="8"/>$view-&gt;viewVars['actions'] = ['index', 'view', 'add'];</text:span></text:p>
          <text:p text:style-name="Preformatted_20_Text"><text:span text:style-name="Source_20_Text"><text:s text:c="4"/>}</text:span></text:p>
          <text:p text:style-name="Preformatted_20_Text"><text:span text:style-name="Source_20_Text"><text:s text:c="4"/>if ($isController &amp;&amp; $name == 'Comments') {</text:span></text:p>
          <text:p text:style-name="Preformatted_20_Text"><text:span text:style-name="Source_20_Text"><text:s text:c="8"/>$view-&gt;viewVars['actions'] = ['add'];</text:span></text:p>
          <text:p text:style-name="Preformatted_20_Text"><text:span text:style-name="Source_20_Text"><text:s text:c="4"/>}</text:span></text:p>
          <text:p text:style-name="Preformatted_20_Text"><text:span text:style-name="Source_20_Text">}, 'Bake.beforeRender');</text:span></text:p>
          <text:p text:style-name="P9"><text:span text:style-name="Source_20_Text">?&gt;</text:span></text:p>
          <text:p text:style-name="Quotations">In CakePHP 3, shells all include the new <text:span text:style-name="Source_20_Text">app/config/bootstrap_cli.php</text:span>, as well as the <text:span text:style-name="Source_20_Text">app/config/bootstrap.php</text:span>, which makes cli-only changes like the above a breeze.</text:p>
          <text:p text:style-name="Text_20_body">This event will:</text:p>
          <text:list xml:id="list8909618440947111655" text:style-name="L1">
            <text:list-item>
              <text:p text:style-name="P5">Attach to the event <text:span text:style-name="Source_20_Text">Bake.beforeRender</text:span>, which allows us to modify any data going into the template. </text:p>
            </text:list-item>
            <text:list-item>
              <text:p text:style-name="P5">Retrieve the <text:span text:style-name="Source_20_Text">name</text:span> of the template (baked tests do not currently populate this variable). </text:p>
            </text:list-item>
            <text:list-item>
              <text:p text:style-name="P5">If the <text:span text:style-name="Source_20_Text">filename</text:span> ends with <text:span text:style-name="Source_20_Text">Bake/Controller/controller.ctp</text:span> - the template used for controllers - and we are baking “issues”, it will force the actions to be just <text:span text:style-name="Source_20_Text">['index', 'view', 'add']</text:span>. </text:p>
            </text:list-item>
            <text:list-item>
              <text:p text:style-name="P1">We also only allow <text:span text:style-name="Source_20_Text">add</text:span> for the <text:span text:style-name="Source_20_Text">Comments</text:span> controller </text:p>
            </text:list-item>
          </text:list>
          <text:p text:style-name="Text_20_body">To test this, lets run bake:</text:p>
          <text:p text:style-name="Preformatted_20_Text"/>
          <text:p text:style-name="Preformatted_20_Text"><text:span text:style-name="Source_20_Text">vagrant ssh</text:span></text:p>
          <text:p text:style-name="Preformatted_20_Text"><text:span text:style-name="Source_20_Text">cd /vagrant/app</text:span></text:p>
          <text:p text:style-name="Preformatted_20_Text"><text:span text:style-name="Source_20_Text">bin/cake bake controller comments --force</text:span></text:p>
          <text:p text:style-name="P9"><text:span text:style-name="Source_20_Text">bin/cake bake controller issues --force</text:span></text:p>
          <text:p text:style-name="Text_20_body">Bake will force-overwrite (using the <text:span text:style-name="Source_20_Text">--force</text:span> argument) your existing Controller and it’s test. If <text:soft-page-break/>you open them in your editor, you’ll see we only have our desired three actions! The overide for our Comments controller is also in effect :)</text:p>
          <text:p text:style-name="Text_20_body">One thing we’ll want to do is exclude <text:span text:style-name="Source_20_Text">GET</text:span> requests to the <text:span text:style-name="Source_20_Text">/comments/add</text:span> endpoint. Users should only post to it from the form that will be embedded on the <text:span text:style-name="Source_20_Text">/issues/view</text:span> page, and it should also redirect back to the issue. After the line setting actions for the <text:span text:style-name="Source_20_Text">Comments</text:span> controller, add the following:</text:p>
          <text:p text:style-name="Preformatted_20_Text"><text:span text:style-name="Source_20_Text">$view-&gt;set('redirect', '["controller" =&gt; "Issues", "action" =&gt; "view", $comment-&gt;issue_id]');</text:span></text:p>
          <text:p text:style-name="P9"><text:span text:style-name="Source_20_Text">$view-&gt;set('requirePost', true);</text:span></text:p>
          <text:p text:style-name="Text_20_body">The above two variables will be used in our custom <text:span text:style-name="Source_20_Text">src/Template/Bake/Element/Controller/add.ctp</text:span>. Controllers use elements to bake each action - meaning we can create custom actions as elements in the aforementioned directory - and the add action is no different. While you can copy the core one to that location, I’ll just show you the updated version we’ll be using:</text:p>
          <text:p text:style-name="Preformatted_20_Text"><text:span text:style-name="Source_20_Text">&lt;%</text:span></text:p>
          <text:p text:style-name="Preformatted_20_Text"><text:span text:style-name="Source_20_Text">$compact = ["'" . $singularName . "'"];</text:span></text:p>
          <text:p text:style-name="Preformatted_20_Text"><text:span text:style-name="Source_20_Text">if (empty($redirect)) {</text:span></text:p>
          <text:p text:style-name="Preformatted_20_Text"><text:span text:style-name="Source_20_Text"><text:s text:c="4"/>$redirect = "['action' =&gt; 'index']";</text:span></text:p>
          <text:p text:style-name="Preformatted_20_Text"><text:span text:style-name="Source_20_Text">}</text:span></text:p>
          <text:p text:style-name="Preformatted_20_Text"><text:span text:style-name="Source_20_Text">%&gt;</text:span></text:p>
          <text:p text:style-name="Preformatted_20_Text"/>
          <text:p text:style-name="Preformatted_20_Text"><text:span text:style-name="Source_20_Text"><text:s text:c="4"/>public function add() {</text:span></text:p>
          <text:p text:style-name="Preformatted_20_Text"><text:span text:style-name="Source_20_Text">&lt;% if (!empty($requirePost)) : %&gt;</text:span></text:p>
          <text:p text:style-name="Preformatted_20_Text"><text:span text:style-name="Source_20_Text"><text:s text:c="8"/>if (!$this-&gt;request-&gt;is('post')) {</text:span></text:p>
          <text:p text:style-name="Preformatted_20_Text"><text:span text:style-name="Source_20_Text"><text:s text:c="12"/>$this-&gt;Flash-&gt;error('This action requires a post request');</text:span></text:p>
          <text:p text:style-name="Preformatted_20_Text"><text:span text:style-name="Source_20_Text"><text:s text:c="12"/>$this-&gt;redirect($this-&gt;request-&gt;referer());</text:span></text:p>
          <text:p text:style-name="Preformatted_20_Text"><text:span text:style-name="Source_20_Text"><text:s text:c="8"/>}</text:span></text:p>
          <text:p text:style-name="Preformatted_20_Text"><text:span text:style-name="Source_20_Text">&lt;% endif; %&gt;</text:span></text:p>
          <text:p text:style-name="Preformatted_20_Text"><text:span text:style-name="Source_20_Text"><text:s text:c="8"/>$&lt;%= $singularName %&gt; = $this-&gt;&lt;%= $currentModelName %&gt;-&gt;newEntity($this-&gt;request-&gt;data);</text:span></text:p>
          <text:p text:style-name="Preformatted_20_Text"><text:span text:style-name="Source_20_Text"><text:s text:c="8"/>if ($this-&gt;request-&gt;is('post')) {</text:span></text:p>
          <text:p text:style-name="Preformatted_20_Text"><text:span text:style-name="Source_20_Text"><text:s text:c="12"/>if ($this-&gt;&lt;%= $currentModelName; %&gt;-&gt;save($&lt;%= $singularName %&gt;)) {</text:span></text:p>
          <text:p text:style-name="Preformatted_20_Text"><text:span text:style-name="Source_20_Text"><text:s text:c="16"/>$this-&gt;Flash-&gt;success('The &lt;%= strtolower($singularHumanName) %&gt; has been saved.');</text:span></text:p>
          <text:p text:style-name="Preformatted_20_Text"><text:span text:style-name="Source_20_Text"><text:s text:c="16"/>return $this-&gt;redirect(&lt;%= $redirect %&gt;);</text:span></text:p>
          <text:p text:style-name="Preformatted_20_Text"><text:span text:style-name="Source_20_Text"><text:s text:c="12"/>} else {</text:span></text:p>
          <text:p text:style-name="Preformatted_20_Text"><text:span text:style-name="Source_20_Text"><text:s text:c="16"/>$this-&gt;Flash-&gt;error('The &lt;%= strtolower($singularHumanName) %&gt; could not be saved. Please, try agai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lt;%</text:span></text:p>
          <text:p text:style-name="Preformatted_20_Text"><text:span text:style-name="Source_20_Text"><text:s text:c="8"/>$associations = array_merge(</text:span></text:p>
          <text:p text:style-name="Preformatted_20_Text"><text:span text:style-name="Source_20_Text"><text:s text:c="12"/>$this-&gt;Bake-&gt;aliasExtractor($modelObj, 'BelongsTo'),</text:span></text:p>
          <text:p text:style-name="Preformatted_20_Text"><text:span text:style-name="Source_20_Text"><text:s text:c="12"/>$this-&gt;Bake-&gt;aliasExtractor($modelObj, 'BelongsToMany')</text:span></text:p>
          <text:p text:style-name="Preformatted_20_Text"><text:span text:style-name="Source_20_Text"><text:s text:c="8"/>);</text:span></text:p>
          <text:p text:style-name="Preformatted_20_Text"><text:span text:style-name="Source_20_Text"><text:s text:c="8"/>foreach ($associations as $assoc):</text:span></text:p>
          <text:p text:style-name="Preformatted_20_Text"><text:span text:style-name="Source_20_Text"><text:s text:c="12"/>$association = $modelObj-&gt;association($assoc);</text:span></text:p>
          <text:p text:style-name="Preformatted_20_Text"><text:span text:style-name="Source_20_Text"><text:s text:c="12"/>$otherName = $association-&gt;target()-&gt;alias();</text:span></text:p>
          <text:p text:style-name="Preformatted_20_Text"><text:span text:style-name="Source_20_Text"><text:s text:c="12"/>$otherPlural = $this-&gt;_variableName($otherName);</text:span></text:p>
          <text:p text:style-name="Preformatted_20_Text"><text:span text:style-name="Source_20_Text">%&gt;</text:span></text:p>
          <text:p text:style-name="Preformatted_20_Text"><text:span text:style-name="Source_20_Text"><text:s text:c="8"/>$&lt;%= $otherPlural %&gt; = $this-&gt;&lt;%= $currentModelName %&gt;-&gt;&lt;%= $otherName %&gt;-&gt;find('list');</text:span></text:p>
          <text:p text:style-name="Preformatted_20_Text"><text:span text:style-name="Source_20_Text">&lt;%</text:span></text:p>
          <text:p text:style-name="Preformatted_20_Text"><text:span text:style-name="Source_20_Text"><text:s text:c="12"/>$compact[] = "'$otherPlural'";</text:span></text:p>
          <text:p text:style-name="Preformatted_20_Text"><text:span text:style-name="Source_20_Text"><text:s text:c="8"/>endforeach;</text:span></text:p>
          <text:p text:style-name="Preformatted_20_Text"><text:soft-page-break/><text:span text:style-name="Source_20_Text">%&gt;</text:span></text:p>
          <text:p text:style-name="Preformatted_20_Text"><text:span text:style-name="Source_20_Text"><text:s text:c="8"/>$this-&gt;set(compact(&lt;%= join(', ', $compact) %&gt;));</text:span></text:p>
          <text:p text:style-name="P9"><text:span text:style-name="Source_20_Text"><text:s text:c="4"/>}</text:span></text:p>
          <text:p text:style-name="Text_20_body">There are two small changes here. One is that we default the redirect to a string containing the “index” action. This is a custom variable we added - and are overriding just for the <text:span text:style-name="Source_20_Text">Comments</text:span> controller. The <text:span text:style-name="Source_20_Text">$requirePost</text:span> variable is also a custom one, and we inserted a bit of logic to require that the request is a post, otherwise we redirect to the referring page :)</text:p>
          <text:p text:style-name="Text_20_body">We’ll now modify the <text:span text:style-name="Source_20_Text">view.ctp</text:span> template to include a post form on the issues controller. You can copy the existing one to something we can modify with the following commands:</text:p>
          <text:p text:style-name="Preformatted_20_Text"><text:span text:style-name="Source_20_Text">TEMPLATE_DIR="src/Template/Bake/"</text:span></text:p>
          <text:p text:style-name="Preformatted_20_Text"><text:span text:style-name="Source_20_Text">BAKE_TEMPLATE_DIR="vendor/cakephp/cakephp/src/Template/Bake/"</text:span></text:p>
          <text:p text:style-name="Preformatted_20_Text"><text:span text:style-name="Source_20_Text">cd /vagrant/app</text:span></text:p>
          <text:p text:style-name="Preformatted_20_Text"><text:span text:style-name="Source_20_Text">mkdir -p $TEMPLATE_DIR</text:span></text:p>
          <text:p text:style-name="Preformatted_20_Text"><text:span text:style-name="Source_20_Text">cp $BAKE_TEMPLATE_DIR/Template/view.ctp $TEMPLATE_DIR/Template/view.ctp</text:span></text:p>
          <text:p text:style-name="Preformatted_20_Text"/>
          <text:p text:style-name="Preformatted_20_Text"><text:span text:style-name="Source_20_Text">cp $BAKE_TEMPLATE_DIR/Element/form.ctp $TEMPLATE_DIR/Element/form.ctp</text:span></text:p>
          <text:p text:style-name="Preformatted_20_Text"/>
          <text:p text:style-name="Preformatted_20_Text"><text:span text:style-name="Source_20_Text">cp $BAKE_TEMPLATE_DIR/Element/Controller/view.ctp $TEMPLATE_DIR/Element/Controller/view.ctp</text:span></text:p>
          <text:p text:style-name="Preformatted_20_Text"/>
          <text:p text:style-name="P9"><text:span text:style-name="Source_20_Text">touch $TEMPLATE_DIR/Element/add_related.ctp</text:span></text:p>
          <text:p text:style-name="Text_20_body">We need to modify the <text:span text:style-name="Source_20_Text">form.ctp</text:span> to allow us to set a custom action for the <text:span text:style-name="Source_20_Text">POST</text:span> request. The following bit of code should replace the line containing <text:span text:style-name="Source_20_Text">$this-&gt;Form-&gt;create</text:span>:</text:p>
          <text:p text:style-name="P9"><text:span text:style-name="Source_20_Text">&lt;?= $this-&gt;Form-&gt;create($&lt;%= $singularVar %&gt;, &lt;% if (empty($formOptions)) : %&gt;[]&lt;% else : %&gt;&lt;%= var_export($formOptions) %&gt;&lt;% endif;%&gt;); ?&gt;</text:span></text:p>
          <text:p text:style-name="Text_20_body">I order to show the related form, we’ll need to modify the <text:span text:style-name="Source_20_Text">Bake/Template/view.ctp</text:span> we copied over. It’s rather long and complicated, but we’ll simply add the following line to the end:</text:p>
          <text:p text:style-name="Preformatted_20_Text"><text:span text:style-name="Source_20_Text">&lt;%</text:span></text:p>
          <text:p text:style-name="Preformatted_20_Text"><text:span text:style-name="Source_20_Text">if (!empty($relatedForm)) {</text:span></text:p>
          <text:p text:style-name="Preformatted_20_Text"><text:span text:style-name="Source_20_Text"><text:s text:c="2"/>$this-&gt;element('add_related', $relatedForm);</text:span></text:p>
          <text:p text:style-name="Preformatted_20_Text"><text:span text:style-name="Source_20_Text">}</text:span></text:p>
          <text:p text:style-name="P9"><text:span text:style-name="Source_20_Text">%&gt;</text:span></text:p>
          <text:p text:style-name="Text_20_body">Next, set the following contents in your <text:span text:style-name="Source_20_Text">add_related.ctp</text:span> file:</text:p>
          <text:p text:style-name="P9"><text:span text:style-name="Source_20_Text">&lt;%= $this-&gt;element('form', $relatedForm) %&gt;</text:span></text:p>
          <text:p text:style-name="Text_20_body">Now that the initial setup is done, we need to populate this new <text:span text:style-name="Source_20_Text">$relatedForm</text:span> variable in our <text:span text:style-name="Source_20_Text">Bake.beforeRender</text:span> event. The following event will do just that:</text:p>
          <text:p text:style-name="Preformatted_20_Text"><text:span text:style-name="Source_20_Text">use Cake\ORM\TableRegistry;</text:span></text:p>
          <text:p text:style-name="Preformatted_20_Text"><text:span text:style-name="Source_20_Text">EventManager::instance()-&gt;attach(function (Event $event) {</text:span></text:p>
          <text:p text:style-name="Preformatted_20_Text"><text:span text:style-name="Source_20_Text"><text:s text:c="4"/>$view = $event-&gt;subject;</text:span></text:p>
          <text:p text:style-name="Preformatted_20_Text"><text:span text:style-name="Source_20_Text"><text:s text:c="4"/>$name = Hash::get($view-&gt;viewVars, 'pluralHumanName');</text:span></text:p>
          <text:p text:style-name="Preformatted_20_Text"><text:span text:style-name="Source_20_Text"><text:s text:c="4"/>$isAddView = strpos($event-&gt;data[0], 'Bake/Template/view.ctp') !== false;</text:span></text:p>
          <text:p text:style-name="Preformatted_20_Text"><text:span text:style-name="Source_20_Text"><text:s text:c="4"/>if ($isAddView &amp;&amp; $name == 'Issues') {</text:span></text:p>
          <text:p text:style-name="Preformatted_20_Text"><text:span text:style-name="Source_20_Text"><text:s text:c="8"/>$modelObj = TableRegistry::get('Comments');</text:span></text:p>
          <text:p text:style-name="Preformatted_20_Text"><text:span text:style-name="Source_20_Text"><text:s text:c="8"/>$view-&gt;set('relatedForm', [</text:span></text:p>
          <text:p text:style-name="Preformatted_20_Text"><text:span text:style-name="Source_20_Text"><text:s text:c="12"/>'action' =&gt; 'Add',</text:span></text:p>
          <text:p text:style-name="Preformatted_20_Text"><text:span text:style-name="Source_20_Text"><text:s text:c="12"/>'schema' =&gt; $modelObj-&gt;schema(),</text:span></text:p>
          <text:p text:style-name="Preformatted_20_Text"><text:span text:style-name="Source_20_Text"><text:s text:c="12"/>'primaryKey' =&gt; (array)$modelObj-&gt;primaryKey(),</text:span></text:p>
          <text:p text:style-name="Preformatted_20_Text"><text:soft-page-break/><text:span text:style-name="Source_20_Text"><text:s text:c="12"/>'displayField' =&gt; $modelObj-&gt;displayField(),</text:span></text:p>
          <text:p text:style-name="Preformatted_20_Text"><text:span text:style-name="Source_20_Text"><text:s text:c="12"/>'singularVar' =&gt; 'comment',</text:span></text:p>
          <text:p text:style-name="Preformatted_20_Text"><text:span text:style-name="Source_20_Text"><text:s text:c="12"/>'pluralVar' =&gt; 'comments',</text:span></text:p>
          <text:p text:style-name="Preformatted_20_Text"><text:span text:style-name="Source_20_Text"><text:s text:c="12"/>'singularHumanName' =&gt; 'Comment',</text:span></text:p>
          <text:p text:style-name="Preformatted_20_Text"><text:span text:style-name="Source_20_Text"><text:s text:c="12"/>'pluralHumanName' =&gt; 'Comments',</text:span></text:p>
          <text:p text:style-name="Preformatted_20_Text"><text:span text:style-name="Source_20_Text"><text:s text:c="12"/>'fields' =&gt; $modelObj-&gt;schema()-&gt;columns(),</text:span></text:p>
          <text:p text:style-name="Preformatted_20_Text"><text:span text:style-name="Source_20_Text"><text:s text:c="12"/>'associations' =&gt; [],</text:span></text:p>
          <text:p text:style-name="Preformatted_20_Text"><text:span text:style-name="Source_20_Text"><text:s text:c="12"/>'keyFields' =&gt; [],</text:span></text:p>
          <text:p text:style-name="Preformatted_20_Text"><text:span text:style-name="Source_20_Text"><text:s text:c="12"/>'formOptions' =&gt; [</text:span></text:p>
          <text:p text:style-name="Preformatted_20_Text"><text:span text:style-name="Source_20_Text"><text:s text:c="16"/>'url' =&gt; [</text:span></text:p>
          <text:p text:style-name="Preformatted_20_Text"><text:span text:style-name="Source_20_Text"><text:s text:c="20"/>'controller' =&gt; 'Comments',</text:span></text:p>
          <text:p text:style-name="Preformatted_20_Text"><text:span text:style-name="Source_20_Text"><text:s text:c="20"/>'action' =&gt; 'add',</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9"><text:span text:style-name="Source_20_Text">}, 'Bake.beforeRender');</text:span></text:p>
          <text:p text:style-name="Quotations">You can always bind more than one listener to the event, so this is fine. If you want, you can also combine the two events, but this is easier to keep track of for me.</text:p>
          <text:p text:style-name="Text_20_body">If the above seems like a lot, that’s because it is. Those variables are necessary for the <text:span text:style-name="Source_20_Text">form.ctp</text:span> element to do it’s magic. Unfortunately, there isn’t a good way to generically call this for a template from the core, but a solution may come soon. In any case, a couple notes if you bake now:</text:p>
          <text:list xml:id="list6775163380274473008" text:style-name="L2">
            <text:list-item>
              <text:p text:style-name="P6">There will be another <text:span text:style-name="Source_20_Text">actions</text:span> list right above the form. This is currently not optional in the core <text:span text:style-name="Source_20_Text">form.ctp</text:span> we copied, though you are welcome to make it optional in your own :) </text:p>
            </text:list-item>
            <text:list-item>
              <text:p text:style-name="P6">The <text:span text:style-name="Source_20_Text">issue_id</text:span> field isn’t hidden. We cannot arbitrarily pass in options for fields in the core <text:span text:style-name="Source_20_Text">form.ctp</text:span> we copied. Again, you can implement this feature in your own custom element, but we’ll try and make this easier before a final release :) </text:p>
            </text:list-item>
            <text:list-item>
              <text:p text:style-name="P2">The form will break because we are missing a <text:span text:style-name="Source_20_Text">$comment</text:span> entity. </text:p>
            </text:list-item>
          </text:list>
          <text:p text:style-name="Text_20_body">To add the <text:span text:style-name="Source_20_Text">$comment</text:span> entity, lets modify the <text:span text:style-name="Source_20_Text">src/Template/Bake/Element/Controller/view.ctp</text:span> we previously copied over. Add the following before the last brace:</text:p>
          <text:p text:style-name="Preformatted_20_Text"><text:span text:style-name="Source_20_Text">&lt;% if (!empty($addRelatedEntity)) : %&gt;</text:span></text:p>
          <text:p text:style-name="Preformatted_20_Text"><text:span text:style-name="Source_20_Text"><text:s text:c="8"/>$&lt;%= $addRelatedEntity['entityName'] %&gt; = $this-&gt;&lt;%= $currentModelName %&gt;-&gt;&lt;%= $addRelatedEntity['modelName'] %&gt;-&gt;newEntity();</text:span></text:p>
          <text:p text:style-name="Preformatted_20_Text"><text:span text:style-name="Source_20_Text"><text:s text:c="8"/>$this-&gt;set('&lt;%= $addRelatedEntity['entityName'] %&gt;', $&lt;%= $addRelatedEntity['entityName'] %&gt;);</text:span></text:p>
          <text:p text:style-name="Preformatted_20_Text"><text:span text:style-name="Source_20_Text"><text:s text:c="8"/>$this-&gt;set('&lt;%= $pluralName %&gt;', [</text:span></text:p>
          <text:p text:style-name="Preformatted_20_Text"><text:span text:style-name="Source_20_Text"><text:s text:c="10"/>$&lt;%= $singularName %&gt;-&gt;&lt;%= $modelObj-&gt;primaryKey() %&gt; =&gt; $&lt;%= $singularName %&gt;-&gt;&lt;%= $modelObj-&gt;displayField() %&gt;,</text:span></text:p>
          <text:p text:style-name="Preformatted_20_Text"><text:span text:style-name="Source_20_Text"><text:s text:c="8"/>]);</text:span></text:p>
          <text:p text:style-name="P9"><text:span text:style-name="Source_20_Text">&lt;% endif %&gt;</text:span></text:p>
          <text:p text:style-name="Text_20_body">This will:</text:p>
          <text:list xml:id="list7294206192002536709" text:style-name="L3">
            <text:list-item>
              <text:p text:style-name="P7">Create a new entity for the related model </text:p>
            </text:list-item>
            <text:list-item>
              <text:p text:style-name="P7">Set that empty entity for the view </text:p>
            </text:list-item>
            <text:list-item>
              <text:p text:style-name="P3">Set a dummy list for the form containing just the current issue. </text:p>
            </text:list-item>
          </text:list>
          <text:p text:style-name="Text_20_body">To populate the <text:span text:style-name="Source_20_Text">view.ctp</text:span> Controller template properly, we’ll need to add one more event to our <text:span text:style-name="Source_20_Text">app/config/bootstrap_cli.php</text:span>:</text:p>
          <text:p text:style-name="Preformatted_20_Text"><text:soft-page-break/><text:span text:style-name="Source_20_Text">EventManager::instance()-&gt;attach(function (Event $event) {</text:span></text:p>
          <text:p text:style-name="Preformatted_20_Text"><text:span text:style-name="Source_20_Text"><text:s text:c="4"/>$view = $event-&gt;subject;</text:span></text:p>
          <text:p text:style-name="Preformatted_20_Text"><text:span text:style-name="Source_20_Text"><text:s text:c="4"/>$name = Hash::get($view-&gt;viewVars, 'name');</text:span></text:p>
          <text:p text:style-name="Preformatted_20_Text"><text:span text:style-name="Source_20_Text"><text:s text:c="4"/>$isController = strpos($event-&gt;data[0], 'Bake/Controller/controller.ctp') !== false;</text:span></text:p>
          <text:p text:style-name="Preformatted_20_Text"><text:span text:style-name="Source_20_Text"><text:s text:c="4"/>if ($isController !== false &amp;&amp; $name == 'Issues') {</text:span></text:p>
          <text:p text:style-name="Preformatted_20_Text"><text:span text:style-name="Source_20_Text"><text:s text:c="8"/>$view-&gt;viewVars['addRelatedEntity'] = [</text:span></text:p>
          <text:p text:style-name="Preformatted_20_Text"><text:span text:style-name="Source_20_Text"><text:s text:c="12"/>'modelName' =&gt; 'Comments',</text:span></text:p>
          <text:p text:style-name="Preformatted_20_Text"><text:span text:style-name="Source_20_Text"><text:s text:c="12"/>'entityName' =&gt; 'comment',</text:span></text:p>
          <text:p text:style-name="Preformatted_20_Text"><text:span text:style-name="Source_20_Text"><text:s text:c="8"/>];</text:span></text:p>
          <text:p text:style-name="Preformatted_20_Text"><text:span text:style-name="Source_20_Text"><text:s text:c="4"/>}</text:span></text:p>
          <text:p text:style-name="P9"><text:span text:style-name="Source_20_Text">}, 'Bake.beforeRender');</text:span></text:p>
          <text:p text:style-name="Text_20_body">Now lets run bake:</text:p>
          <text:p text:style-name="Preformatted_20_Text"><text:span text:style-name="Source_20_Text">cd /vagrant/app</text:span></text:p>
          <text:p text:style-name="Preformatted_20_Text"><text:span text:style-name="Source_20_Text">bin/cake bake controller issues --force</text:span></text:p>
          <text:p text:style-name="P9"><text:span text:style-name="Source_20_Text">bin/cake bake view issues --force</text:span></text:p>
          <text:p text:style-name="Text_20_body">And we’ll have a working form on our view page!</text:p>
          <text:p text:style-name="Text_20_body">I won’t write <text:span text:style-name="Emphasis">all</text:span> the code, but hopefully the above gives you a good idea as to how to modify bake templates. Your homework is:</text:p>
          <text:list xml:id="list2402849718055372504" text:style-name="L4">
            <text:list-item>
              <text:p text:style-name="P8">Make the form actions optional - and turn them off for embedded forms. </text:p>
            </text:list-item>
            <text:list-item>
              <text:p text:style-name="P8">Create a nicer comment list than the current version. </text:p>
            </text:list-item>
            <text:list-item>
              <text:p text:style-name="P4">Hide the <text:span text:style-name="Source_20_Text">issue_id</text:span> field on the form without removing it completely </text:p>
            </text:list-item>
          </text:list>
          <text:p text:style-name="Text_20_body">Tomorrow’s CakeAdvent entry will contain a solution, but this should be a good way for you to start creating your own custom bake templates :) Until the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9:05:39.021322082</meta:creation-date>
    <dc:date>2016-08-27T19:05:51.208827889</dc:date>
    <meta:editing-duration>P0D</meta:editing-duration>
    <meta:editing-cycles>1</meta:editing-cycles>
    <meta:document-statistic meta:table-count="0" meta:image-count="0" meta:object-count="0" meta:page-count="6" meta:paragraph-count="187" meta:word-count="1626" meta:character-count="11953" meta:non-whitespace-character-count="9815"/>
    <meta:generator>LibreOffice/4.2.8.2$Linux_X86_64 LibreOffice_project/420m0$Build-2</meta:generator>
  </office:meta>
</office:document-meta>
</file>